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020533" style:font-weight-asian="bold" style:font-weight-complex="bold"/>
    </style:style>
    <style:style style:name="P3" style:family="paragraph" style:parent-style-name="Text_20_body">
      <style:text-properties fo:font-weight="bold" officeooo:rsid="0002f455" officeooo:paragraph-rsid="0002f455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1ee55" officeooo:paragraph-rsid="0001ee55" style:font-weight-asian="bold" style:font-weight-complex="bold"/>
    </style:style>
    <style:style style:name="P5" style:family="paragraph" style:parent-style-name="Text_20_body" style:list-style-name="L1">
      <style:text-properties style:text-underline-style="solid" style:text-underline-width="auto" style:text-underline-color="font-color" fo:font-weight="bold" officeooo:rsid="0001ee55" officeooo:paragraph-rsid="0001ee55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1ee55" officeooo:paragraph-rsid="00020533" style:font-weight-asian="bold" style:font-weight-complex="bold"/>
    </style:style>
    <style:style style:name="P7" style:family="paragraph" style:parent-style-name="Text_20_body" style:list-style-name="L2">
      <style:text-properties style:text-underline-style="solid" style:text-underline-width="auto" style:text-underline-color="font-color" fo:font-weight="bold" officeooo:rsid="0001ee55" officeooo:paragraph-rsid="00020533" style:font-weight-asian="bold" style:font-weight-complex="bold"/>
    </style:style>
    <style:style style:name="P8" style:family="paragraph" style:parent-style-name="Text_20_body" style:list-style-name="L3">
      <style:text-properties style:text-underline-style="solid" style:text-underline-width="auto" style:text-underline-color="font-color" fo:font-weight="bold" officeooo:rsid="0001ee55" officeooo:paragraph-rsid="00020533" style:font-weight-asian="bold" style:font-weight-complex="bold"/>
    </style:style>
    <style:style style:name="P9" style:family="paragraph" style:parent-style-name="Text_20_body" style:list-style-name="L4">
      <style:text-properties style:text-underline-style="solid" style:text-underline-width="auto" style:text-underline-color="font-color" fo:font-weight="bold" officeooo:rsid="0001ee55" officeooo:paragraph-rsid="00020533" style:font-weight-asian="bold" style:font-weight-complex="bold"/>
    </style:style>
    <style:style style:name="P10" style:family="paragraph" style:parent-style-name="Text_20_body" style:list-style-name="L1">
      <style:text-properties style:text-underline-style="solid" style:text-underline-width="auto" style:text-underline-color="font-color" fo:font-weight="bold" officeooo:rsid="00020533" officeooo:paragraph-rsid="0002053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020533" officeooo:paragraph-rsid="00020533" style:font-weight-asian="bold" style:font-weight-complex="bold"/>
    </style:style>
    <style:style style:name="P12" style:family="paragraph" style:parent-style-name="Text_20_body" style:list-style-name="L2">
      <style:text-properties style:text-underline-style="solid" style:text-underline-width="auto" style:text-underline-color="font-color" fo:font-weight="bold" officeooo:rsid="00020533" officeooo:paragraph-rsid="00020533" style:font-weight-asian="bold" style:font-weight-complex="bold"/>
    </style:style>
    <style:style style:name="P13" style:family="paragraph" style:parent-style-name="Text_20_body" style:list-style-name="L3">
      <style:text-properties style:text-underline-style="solid" style:text-underline-width="auto" style:text-underline-color="font-color" fo:font-weight="bold" officeooo:rsid="00020533" officeooo:paragraph-rsid="00020533" style:font-weight-asian="bold" style:font-weight-complex="bold"/>
    </style:style>
    <style:style style:name="P14" style:family="paragraph" style:parent-style-name="Text_20_body" style:list-style-name="L4">
      <style:text-properties style:text-underline-style="solid" style:text-underline-width="auto" style:text-underline-color="font-color" fo:font-weight="bold" officeooo:rsid="00020533" officeooo:paragraph-rsid="00020533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047fb1" officeooo:paragraph-rsid="00047fb1" style:font-weight-asian="bold" style:font-weight-complex="bold"/>
    </style:style>
    <style:style style:name="P16" style:family="paragraph" style:parent-style-name="Text_20_body">
      <style:text-properties officeooo:rsid="0002f455" officeooo:paragraph-rsid="0002f455"/>
    </style:style>
    <style:style style:name="P17" style:family="paragraph" style:parent-style-name="Text_20_body">
      <style:text-properties officeooo:paragraph-rsid="0002f455"/>
    </style:style>
    <style:style style:name="P18" style:family="paragraph" style:parent-style-name="Text_20_body">
      <style:text-properties fo:font-weight="normal" officeooo:rsid="0002f455" officeooo:paragraph-rsid="0002f455" style:font-weight-asian="normal" style:font-weight-complex="normal"/>
    </style:style>
    <style:style style:name="P19" style:family="paragraph" style:parent-style-name="Text_20_body">
      <style:text-properties fo:font-weight="normal" officeooo:rsid="00047fb1" officeooo:paragraph-rsid="00047fb1" style:font-weight-asian="normal" style:font-weight-complex="normal"/>
    </style:style>
    <style:style style:name="P20" style:family="paragraph" style:parent-style-name="Heading_20_1">
      <style:text-properties officeooo:rsid="0002f455" officeooo:paragraph-rsid="0002f4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ee55" style:font-weight-asian="normal" style:font-weight-complex="normal"/>
    </style:style>
    <style:style style:name="T3" style:family="text">
      <style:text-properties fo:font-weight="normal" officeooo:rsid="00020533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20533" style:font-weight-asian="normal" style:font-weight-complex="normal"/>
    </style:style>
    <style:style style:name="T7" style:family="text">
      <style:text-properties style:text-underline-style="none" fo:font-weight="normal" officeooo:rsid="0002f455" style:font-weight-asian="normal" style:font-weight-complex="normal"/>
    </style:style>
    <style:style style:name="T8" style:family="text">
      <style:text-properties officeooo:rsid="000205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quirement 1<text:span text:style-name="T1"> </text:span><text:span text:style-name="T2">The user can turn on/off the lamp from the android app.</text:span></text:p>
      <text:p text:style-name="P4"><text:span text:style-name="T1">Scenario 1</text:span><text:span text:style-name="T5">: A user turns on/</text:span><text:span text:style-name="T6">off</text:span><text:span text:style-name="T5"> the lamp</text:span></text:p>
      <text:p text:style-name="P4"><text:span text:style-name="T5">Precondition: The lamp is turned off/</text:span><text:span text:style-name="T6">on</text:span><text:span text:style-name="T5">, the MVD is setup, the android phone is connected to the network.</text:span></text:p>
      <text:list xml:id="list2433343772213624919" text:style-name="L1">
        <text:list-item>
          <text:p text:style-name="P5"><text:span text:style-name="T5">The user starts the app</text:span></text:p>
        </text:list-item>
        <text:list-item>
          <text:p text:style-name="P5"><text:span text:style-name="T5">The user press “Get Devices” and selects the lamp</text:span></text:p>
        </text:list-item>
        <text:list-item>
          <text:p text:style-name="P5"><text:span text:style-name="T5">The user press “Control device”</text:span></text:p>
        </text:list-item>
        <text:list-item>
          <text:p text:style-name="P10"><text:span text:style-name="T5">The user turn the switch to on/off</text:span></text:p>
        </text:list-item>
      </text:list>
      <text:p text:style-name="P11"/>
      <text:p text:style-name="P2">Requirement <text:span text:style-name="T8">2</text:span><text:span text:style-name="T1"> </text:span><text:span text:style-name="T2">The user can </text:span><text:span text:style-name="T3">change the color off</text:span><text:span text:style-name="T2"> the lamp from the android app.</text:span></text:p>
      <text:p text:style-name="P6"><text:span text:style-name="T1">Scenario 1</text:span><text:span text:style-name="T5">: A user </text:span><text:span text:style-name="T6">changes the color of the lamp.</text:span></text:p>
      <text:p text:style-name="P6"><text:span text:style-name="T5">Precondition: The lamp is turned </text:span><text:span text:style-name="T6">on</text:span><text:span text:style-name="T5">, the MVD is setup, the android phone is connected to the network, </text:span><text:span text:style-name="T6">the user has control of the device.</text:span></text:p>
      <text:list xml:id="list1658567546402709710" text:style-name="L2">
        <text:list-item>
          <text:p text:style-name="P12"><text:span text:style-name="T5">The user enters a color in hexadecimal</text:span></text:p>
        </text:list-item>
        <text:list-item>
          <text:p text:style-name="P7"><text:span text:style-name="T5">The user </text:span><text:span text:style-name="T6">press “Set”</text:span></text:p>
        </text:list-item>
      </text:list>
      <text:p text:style-name="P6"><text:span text:style-name="T6"/></text:p>
      <text:p text:style-name="P2">Requirement <text:span text:style-name="T8">3</text:span><text:span text:style-name="T1"> </text:span><text:span text:style-name="T2">The user </text:span><text:span text:style-name="T3">activates/deactivates the sensor to send data</text:span><text:span text:style-name="T2">.</text:span></text:p>
      <text:p text:style-name="P6"><text:span text:style-name="T1">Scenario 1</text:span><text:span text:style-name="T5">: A user </text:span><text:span text:style-name="T6">activates/deactivates the sensor.</text:span></text:p>
      <text:p text:style-name="P6"><text:span text:style-name="T5">Precondition: The </text:span><text:span text:style-name="T6">sensor is turned off/on</text:span><text:span text:style-name="T5">, the MVD is setup, the android phone is connected to the network</text:span></text:p>
      <text:list xml:id="list8015237814865749947" text:style-name="L3">
        <text:list-item>
          <text:p text:style-name="P8"><text:span text:style-name="T5">The user starts the app</text:span></text:p>
        </text:list-item>
        <text:list-item>
          <text:p text:style-name="P8"><text:span text:style-name="T5">The user press “Get Devices” and selects the </text:span><text:span text:style-name="T6">sensor</text:span></text:p>
        </text:list-item>
        <text:list-item>
          <text:p text:style-name="P8"><text:span text:style-name="T5">The user press “Control device”</text:span></text:p>
        </text:list-item>
        <text:list-item>
          <text:p text:style-name="P13"><text:span text:style-name="T5">The user flicks the switch to on/off</text:span></text:p>
        </text:list-item>
      </text:list>
      <text:p text:style-name="P11"><text:span text:style-name="T5"/></text:p>
      <text:p text:style-name="P2">Requirement <text:span text:style-name="T8">4</text:span><text:span text:style-name="T1"> </text:span><text:span text:style-name="T2">The user </text:span><text:span text:style-name="T3">can get sensor data from different sensor types within chosen time intervals</text:span></text:p>
      <text:p text:style-name="P6"><text:span text:style-name="T1">Scenario 1</text:span><text:span text:style-name="T5">: A u</text:span><text:span text:style-name="T7">ser gets sensor data</text:span></text:p>
      <text:p text:style-name="P6"><text:span text:style-name="T5">Precondition: The </text:span><text:span text:style-name="T6">sensor is turned off/on</text:span><text:span text:style-name="T5">, the MVD is setup, the android phone is connected to the network</text:span></text:p>
      <text:list xml:id="list6190915922945154790" text:style-name="L4">
        <text:list-item>
          <text:p text:style-name="P9"><text:span text:style-name="T5">The user </text:span><text:span text:style-name="T7">starts the app</text:span></text:p>
        </text:list-item>
        <text:list-item>
          <text:p text:style-name="P9"><text:soft-page-break/><text:span text:style-name="T5">The user press </text:span><text:span text:style-name="T7">selects all sensors</text:span></text:p>
        </text:list-item>
        <text:list-item>
          <text:p text:style-name="P9"><text:span text:style-name="T5">The user </text:span><text:span text:style-name="T7">gives a time interval to the app</text:span></text:p>
        </text:list-item>
        <text:list-item>
          <text:p text:style-name="P14"><text:span text:style-name="T5">The user </text:span><text:span text:style-name="T7">presses the button “Get data”</text:span></text:p>
        </text:list-item>
      </text:list>
      <text:p text:style-name="P11"/>
      <text:h text:style-name="P20" text:outline-level="1"><text:span text:style-name="T5">Quality requirements</text:span></text:h>
      <text:p text:style-name="P17"/>
      <text:p text:style-name="P3"><text:span text:style-name="T4">Requirement 1 </text:span><text:span text:style-name="T5">When using the system the response time for each operation does not exceed 10 ms.</text:span></text:p>
      <text:p text:style-name="P3"/>
      <text:h text:style-name="P20" text:outline-level="1"><text:span text:style-name="T5">Android</text:span></text:h>
      <text:p text:style-name="P16"><text:span text:style-name="T5">1.</text:span></text:p>
      <text:p text:style-name="P3"><text:span text:style-name="T4">Activity</text:span></text:p>
      <text:p text:style-name="P18"><text:span text:style-name="T4">A visual representation of an android application</text:span></text:p>
      <text:p text:style-name="P3"><text:span text:style-name="T4">BroadcastReceiver</text:span></text:p>
      <text:p text:style-name="P19"><text:span text:style-name="T4">Is registered to listen to system messages.</text:span></text:p>
      <text:p text:style-name="P3"><text:span text:style-name="T4">Service</text:span></text:p>
      <text:p text:style-name="P19"><text:span text:style-name="T4">Performs tasks without providing an user interface.</text:span></text:p>
      <text:p text:style-name="P3"><text:span text:style-name="T4">ContentProvider</text:span></text:p>
      <text:p text:style-name="P19"><text:span text:style-name="T4">Defines a structured interface to application data.</text:span></text:p>
      <text:p text:style-name="P19"/>
      <text:p text:style-name="P19"><text:span text:style-name="T4">2.</text:span></text:p>
      <text:p text:style-name="P19"><text:span text:style-name="T4">The manifest file. Meta data is also includes in this file</text:span></text:p>
      <text:p text:style-name="P19"/>
      <text:p text:style-name="P19"><text:span text:style-name="T4">3.</text:span></text:p>
      <text:p text:style-name="P15"><text:span text:style-name="T5">To be possible to create layouts via XML. Seperates the programming and the layout.</text:span></text:p>
      <text:p text:style-name="P15"/>
      <text:p text:style-name="P15"><text:span text:style-name="T5">4.</text:span></text:p>
      <text:p text:style-name="P1">FrameLayout</text:p>
      <text:p text:style-name="P1"/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tserrat" svg:font-family="Montserra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0:28:06.966905291</meta:creation-date>
    <dc:date>2015-09-04T11:24:38.100196339</dc:date>
    <meta:editing-duration>PT8M59S</meta:editing-duration>
    <meta:editing-cycles>1</meta:editing-cycles>
    <meta:document-statistic meta:table-count="0" meta:image-count="0" meta:object-count="0" meta:page-count="2" meta:paragraph-count="44" meta:word-count="351" meta:character-count="1968" meta:non-whitespace-character-count="1675"/>
    <meta:generator>LibreOffice/4.2.8.2$Linux_X86_64 LibreOffice_project/420m0$Build-2</meta:generator>
  </office:meta>
</office:document-meta>
</file>